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4cc1" officeooo:paragraph-rsid="001a4cc1"/>
    </style:style>
    <style:style style:name="P2" style:family="paragraph" style:parent-style-name="Standard">
      <style:text-properties officeooo:rsid="001c5540" officeooo:paragraph-rsid="001c5540"/>
    </style:style>
    <style:style style:name="P3" style:family="paragraph" style:parent-style-name="Standard">
      <style:text-properties officeooo:rsid="0025b921" officeooo:paragraph-rsid="0026d5e9"/>
    </style:style>
    <style:style style:name="P4" style:family="paragraph" style:parent-style-name="Standard">
      <style:text-properties officeooo:rsid="002b4e08" officeooo:paragraph-rsid="002b4e08"/>
    </style:style>
    <style:style style:name="P5" style:family="paragraph" style:parent-style-name="Standard">
      <style:text-properties officeooo:rsid="001e169b" officeooo:paragraph-rsid="001e169b"/>
    </style:style>
    <style:style style:name="P6" style:family="paragraph" style:parent-style-name="Text_20_body">
      <style:text-properties officeooo:rsid="00315393" officeooo:paragraph-rsid="00315393"/>
    </style:style>
    <style:style style:name="T1" style:family="text">
      <style:text-properties officeooo:rsid="001ca707"/>
    </style:style>
    <style:style style:name="T2" style:family="text">
      <style:text-properties officeooo:rsid="001e89b6"/>
    </style:style>
    <style:style style:name="T3" style:family="text">
      <style:text-properties officeooo:rsid="0020dfb9"/>
    </style:style>
    <style:style style:name="T4" style:family="text">
      <style:text-properties officeooo:rsid="0022599c"/>
    </style:style>
    <style:style style:name="T5" style:family="text">
      <style:text-properties fo:font-style="italic" style:font-style-asian="italic" style:font-style-complex="italic"/>
    </style:style>
    <style:style style:name="T6" style:family="text">
      <style:text-properties fo:font-style="italic" officeooo:rsid="0026d5e9"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fo:font-style="italic" fo:font-weight="normal" officeooo:rsid="00315393" style:font-style-asian="italic" style:font-weight-asian="normal" style:font-style-complex="italic" style:font-weight-complex="normal"/>
    </style:style>
    <style:style style:name="T9" style:family="text">
      <style:text-properties fo:font-style="normal" officeooo:rsid="0026d5e9" style:font-style-asian="normal" style:font-style-complex="normal"/>
    </style:style>
    <style:style style:name="T10" style:family="text">
      <style:text-properties fo:font-style="normal" officeooo:rsid="00304d82" style:font-style-asian="normal" style:font-style-complex="normal"/>
    </style:style>
    <style:style style:name="T11" style:family="text">
      <style:text-properties fo:font-style="normal" style:text-underline-style="none" style:font-style-asian="normal" style:font-style-complex="normal"/>
    </style:style>
    <style:style style:name="T12" style:family="text">
      <style:text-properties fo:font-style="normal" style:text-underline-style="none" officeooo:rsid="0025b921" style:font-style-asian="normal" style:font-style-complex="normal"/>
    </style:style>
    <style:style style:name="T13" style:family="text">
      <style:text-properties fo:font-style="normal" fo:font-weight="normal" officeooo:rsid="00315393" style:font-style-asian="normal" style:font-weight-asian="normal" style:font-style-complex="normal" style:font-weight-complex="normal"/>
    </style:style>
    <style:style style:name="T14" style:family="text">
      <style:text-properties officeooo:rsid="0023d60f"/>
    </style:style>
    <style:style style:name="T15" style:family="text">
      <style:text-properties officeooo:rsid="0025b921"/>
    </style:style>
    <style:style style:name="T16" style:family="text">
      <style:text-properties officeooo:rsid="0026d5e9"/>
    </style:style>
    <style:style style:name="T17" style:family="text">
      <style:text-properties officeooo:rsid="00304d82"/>
    </style:style>
    <style:style style:name="T18" style:family="text">
      <style:text-properties officeooo:rsid="0032bd35"/>
    </style:style>
    <style:style style:name="T19" style:family="text">
      <style:text-properties officeooo:rsid="0033a34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esign Manual</text:p>
      <text:p text:style-name="P1">System Flow Control</text:p>
      <text:p text:style-name="P2">The safe cracker is split into a main file, 'cracker.<text:span text:style-name="T2">asm</text:span>', and helper files which provide functions, macros <text:span text:style-name="T3">and interrupt service routines</text:span> to interact with the AVR board's inputs and outputs. The helper files are described in the 'Modules' section.</text:p>
      <text:p text:style-name="P2">The main file, <text:span text:style-name="T1">'cracker.asm'</text:span> implements the flow of game.</text:p>
      <text:p text:style-name="P2">[flowchart]</text:p>
      <text:h text:style-name="Heading_20_2" text:outline-level="2">Data Structures</text:h>
      <text:p text:style-name="P3"><text:span text:style-name="T5">Bytes</text:span> are 8-bit integers. <text:span text:style-name="T5">Words</text:span> are 16-bit <text:span text:style-name="T16">(or 2-byte)</text:span> integers. <text:span text:style-name="T6">Characters</text:span><text:span text:style-name="T9"> are </text:span><text:span text:style-name="T10">(represented as, and can be considered as) </text:span><text:span text:style-name="T9">bytes. </text:span><text:span text:style-name="T8">Booleans</text:span><text:span text:style-name="T13"> are stored as bytes.</text:span></text:p>
      <text:p text:style-name="P5">Key presses and the difficulty level are represented as a character. Letters <text:span text:style-name="T17">in this case</text:span> are represented as capitals (eg the lowest difficulty is 'A'<text:span text:style-name="T17">)</text:span>.</text:p>
      <text:h text:style-name="Heading_20_3" text:outline-level="3">cracker.asm</text:h>
      <text:p text:style-name="Text_20_body">blah</text:p>
      <text:p text:style-name="Text_20_body">blah</text:p>
      <text:p text:style-name="Text_20_body">blah</text:p>
      <text:h text:style-name="Heading_20_3" text:outline-level="3">keypad-util.asm</text:h>
      <text:p text:style-name="Text_20_body">pressed_char is a character storing the last pressed character for debouncing purposes.</text:p>
      <text:p text:style-name="Text_20_body">key_db is a byte storing the remaining debounce duration.</text:p>
      <text:h text:style-name="Heading_20_3" text:outline-level="3">lcd-fader.asm</text:h>
      <text:p text:style-name="Text_20_body">LCD fading implicitly stores the LCD brightness in the compare interrupt value for timer 1.</text:p>
      <text:h text:style-name="Heading_20_3" text:outline-level="3">pot-util.asm</text:h>
      <text:p text:style-name="Text_20_body">pot is a word that stores the potentiometer reading.</text:p>
      <text:p text:style-name="Text_20_body">potav is a boolean which stores whether a new potentiometer reading is available.</text:p>
      <text:h text:style-name="Heading_20_3" text:outline-level="3">rand.asm</text:h>
      <text:p text:style-name="Text_20_body">rand_cur is a byte that stores the current random value for use in the linear congruential generator.</text:p>
      <text:h text:style-name="Heading_20_3" text:outline-level="3">speaker-util.asm</text:h>
      <text:p text:style-name="Text_20_body">speaker_what is a byte that stores 0 or 1 for whether the pin is currently high or low.</text:p>
      <text:p text:style-name="Text_20_body">speaker_len is a <text:span text:style-name="T19">word that stores the remaining speaking duration.</text:span></text:p>
      <text:h text:style-name="Heading_20_2" text:outline-level="2"><text:soft-page-break/>Algorithms</text:h>
      <text:h text:style-name="Heading_20_3" text:outline-level="3">cracker.asm</text:h>
      <text:p text:style-name="Text_20_body">blah</text:p>
      <text:p text:style-name="Text_20_body">blah</text:p>
      <text:p text:style-name="Text_20_body">blah</text:p>
      <text:p text:style-name="P4">The interface to the following helper files is described under 'Modules'. In this section, the non-trivial algorithms used in the helper files are described.</text:p>
      <text:h text:style-name="Heading_20_3" text:outline-level="3">keypad-util.asm</text:h>
      <text:p text:style-name="Text_20_body">read_key is implemented simply by looping over each row of the keypad and then over the columns of that row.</text:p>
      <text:p text:style-name="Text_20_body">read_key_db implements debouncing by storing the last key pressed, and keeping a counter of how many times a different key or no key needs to be pressed to register new key presses. Once the counter reaches 0, new key presses will be registered.</text:p>
      <text:h text:style-name="Heading_20_3" text:outline-level="3">lcd-fader.asm</text:h>
      <text:p text:style-name="Text_20_body">LCD brightness is implemented by turning the LCD on and off, but at small intervals so that the LCD appears to just be dimmer. The greater the proportion of time the LCD is on, the brighter it appears.</text:p>
      <text:p text:style-name="Text_20_body">Specifically, set_lcd_level sets the proportion of each timer 1 overflow that the LCD will be on. If the level is 5 or lower, the brightness is effectively 0 so the LCD is turned off. Otherwise, each time timer 1 overflows, the LCD is turned on. And each time timer 1 reaches the set level, the LCD is turned off. (Thus a higher LCD brightness level will cause the LCD to be on for a larger proportion of each overflow.)</text:p>
      <text:h text:style-name="Heading_20_3" text:outline-level="3">lcd-util.asm</text:h>
      <text:p text:style-name="Text_20_body">print_int is implemented by printing each digit in order: the hundreds digit, then the tens digit then the ones digit, taking care to ignore leading 0s but not non-leading 0s.</text:p>
      <text:h text:style-name="Heading_20_3" text:outline-level="3">pot-util.asm</text:h>
      <text:p text:style-name="P6">pot_handler is made the handler of the ADC read complete interrupt. It stores read potentiometer values and stores whether that a new read value is available. Then, pot_read simply returns a new read value if one is available (and an invalid value otherwise) and then requests a new reading if needed.</text:p>
      <text:h text:style-name="Heading_20_3" text:outline-level="3">rand.asm</text:h>
      <text:p text:style-name="Text_20_body">rand is implemented using a simple linear congruential generator. To create different starting values, the generator is seeded with a timer value when the user begins a new game. Since the timer overflows very often, the seed value is generally random enough.</text:p>
      <text:h text:style-name="Heading_20_3" text:outline-level="3"><text:soft-page-break/>speaker-util.asm</text:h>
      <text:p text:style-name="Text_20_body">Speakers are implemented by simply storing the remaining duration to speak, and making sound while the duration is not up. speaker_set_len sets the remaining duration. Then, speaker_speak is run every time timer0 overflows <text:span text:style-name="T18">and switches the pin only if there is duration remaining</text:span>.</text:p>
      <text:h text:style-name="Heading_20_2" text:outline-level="2">Modules</text:h>
      <text:p text:style-name="Text_20_body">In addition to the main file, a number of helper files define function<text:span text:style-name="T3">s, macros and interrupt service routines </text:span>to interact with the AVR board's inputs and outputs. <text:span text:style-name="T2">Only functions, macros and interrupt service routines used in 'cracker.asm' are described.</text:span></text:p>
      <text:p text:style-name="Text_20_body">Macro arguments are referred to as <text:span text:style-name="T16">'</text:span>@x<text:span text:style-name="T16">'</text:span> (as in avr assembly). <text:span text:style-name="T16">'a:b' represents a pair of registers representing a word, where 'a' is the more significant byte.</text:span></text:p>
      <text:h text:style-name="Heading_20_3" text:outline-level="3">keypad-util.asm</text:h>
      <text:p text:style-name="Text_20_body">keypad_init (macro): Initialises the keypad.</text:p>
      <text:p text:style-name="Text_20_body">read_key (function): Returns a key which is currently pressed as a character in r16. If no key is pressed, it returns '?'.</text:p>
      <text:p text:style-name="Text_20_body">read_key_db (function): Returns a key which is currently pressed as a character in r16 with debouncing. If no key is pressed (or not pressed enough to pass debouncing) it returns '?'.</text:p>
      <text:h text:style-name="Heading_20_3" text:outline-level="3">lcd-fader.asm</text:h>
      <text:p text:style-name="Text_20_body">lcd_fade_init (macro): Sets up the LCD for fading.</text:p>
      <text:p text:style-name="Text_20_body">set_lcd_level (function): Sets the brightness level of the lcd based on r16. When r16 is 0x00 brightness is lowest, when r16 is 0xff brightness is highest.</text:p>
      <text:p text:style-name="Text_20_body">ovf1handler (interrupt service routine): Handler for timer 1 overflow interrupt for LCD fading.</text:p>
      <text:p text:style-name="Text_20_body">oc1ahandler (interrupt service routine): Handler for timer 1 compare match interrupt for LCD fading.</text:p>
      <text:h text:style-name="Heading_20_3" text:outline-level="3">lcd-util.asm</text:h>
      <text:p text:style-name="Text_20_body">do_lcd_data (macro): Prints <text:span text:style-name="T16">immediate character @0</text:span> to the LCD.</text:p>
      <text:p text:style-name="Text_20_body">lcd_row2 (macro): Moves printing on the LCD to the second row.</text:p>
      <text:p text:style-name="Text_20_body">lcd_clear (macro): Clears the LCD (and moves printing to the first row<text:span text:style-name="T4">)</text:span>.</text:p>
      <text:p text:style-name="Text_20_body">lcd_init (macro): Initialises the LCD.</text:p>
      <text:p text:style-name="Text_20_body">rip (function): Prints '*' and infinite loops. Should never be called.</text:p>
      <text:p text:style-name="Text_20_body">print_int (function): Prints r16 as an integer to the LCD.</text:p>
      <text:h text:style-name="Heading_20_3" text:outline-level="3">led-util.asm</text:h>
      <text:p text:style-name="Text_20_body">set_led (macro): Displays the lowest 10 bits of <text:span text:style-name="T16">immediate @0</text:span> on the LEDs. An LED is turned on if <text:soft-page-break/>the corresponding bit is set (if the bit is 1). The most significant bit is displayed on the top LED.</text:p>
      <text:h text:style-name="Heading_20_3" text:outline-level="3">motor-util.asm</text:h>
      <text:p text:style-name="Text_20_body">motor_init (macro): Initialises the motor.</text:p>
      <text:p text:style-name="Text_20_body">set_motor_speed (macro): Turns the motor off if <text:span text:style-name="T16">immediate @0</text:span> is 0, otherwise turns the motor to full speed.</text:p>
      <text:h text:style-name="Heading_20_3" text:outline-level="3">pb-util.asm</text:h>
      <text:p text:style-name="Text_20_body">ispb0 (macro): Sets the Z flag to 1 if push-button 0 is pressed. Otherwise sets it to 0.</text:p>
      <text:p text:style-name="Text_20_body">ispb1 (macro): Sets the Z flag to 1 if push-button 1 is pressed. Otherwise sets it to 0.</text:p>
      <text:p text:style-name="Text_20_body">is_any_keys (function): Sets the Z flag to 1 if push-button 1 is pressed or any key on the keypad is pressed. Otherwise sets it to 0.</text:p>
      <text:h text:style-name="Heading_20_3" text:outline-level="3">pot-util.asm</text:h>
      <text:p text:style-name="Text_20_body">pot_req (function): Initialises the potentiometer. (Used internally to request a reading from the potentiometer.)</text:p>
      <text:p text:style-name="Text_20_body">pot_read (function): Returns the potentiometer reading in r17:r16. If no reading is available, it returns 0xffff.</text:p>
      <text:p text:style-name="Text_20_body">pot_handler (interrupt service routine): <text:span text:style-name="T4">Handler for ADC read complete interrupt for reading the potentiometer.</text:span></text:p>
      <text:h text:style-name="Heading_20_3" text:outline-level="3">print-string.asm</text:h>
      <text:p text:style-name="Text_20_body">puts (macro): Prints the string at <text:span text:style-name="T16">immediate </text:span>program memory <text:span text:style-name="T7">word</text:span><text:span text:style-name="T11"> address </text:span><text:span text:style-name="T12">@0</text:span><text:span text:style-name="T11"> to the LCD.</text:span></text:p>
      <text:h text:style-name="Heading_20_3" text:outline-level="3">rand.asm</text:h>
      <text:p text:style-name="Text_20_body">srand (macro): Seeds the random number generator with<text:span text:style-name="T14"> r16.</text:span></text:p>
      <text:p text:style-name="Text_20_body">rand (function): Returns a pseudo-random 8-bit integer in r16.</text:p>
      <text:p text:style-name="Text_20_body">rand_char (function): Returns a (pseudo-)random character on the keypad.</text:p>
      <text:h text:style-name="Heading_20_3" text:outline-level="3">speaker-util.asm</text:h>
      <text:p text:style-name="Text_20_body">speaker_init (macro): Initialises the speaker.</text:p>
      <text:p text:style-name="Text_20_body">speaker_speak (macro): <text:span text:style-name="T18">Switches the speaker pin between high and low if there is speaking duration remaining.</text:span></text:p>
      <text:p text:style-name="Text_20_body">speaker_set_len (macro): <text:span text:style-name="T18">Sets the remaining duration to make sound.</text:span></text:p>
      <text:h text:style-name="Heading_20_3" text:outline-level="3">util.asm</text:h>
      <text:p text:style-name="Text_20_body">read_word (macro): <text:span text:style-name="T15">reads a word from immediate data memory address @2 to registers @0:@1.</text:span></text:p>
      <text:p text:style-name="Text_20_body">write_word (macro): writes a word from registers @0:@1 to <text:span text:style-name="T16">immediate </text:span>data memory address @2.</text:p>
      <text:p text:style-name="Text_20_body"><text:soft-page-break/>write_const_word (macro): writes immediate word @1 to immediate data memory address @2.</text:p>
      <text:p text:style-name="Text_20_body">subi_word (macro): subtracts immediate byte @2 from registers @0:@1. Neither register can be r16.</text:p>
      <text:p text:style-name="Text_20_body">dec_word (macro): decrement from registers @0:@1. Neither register can be r16.</text:p>
      <text:p text:style-name="Text_20_body">def_string (macro): places immediate string @0 in program memory with correct padding.</text:p>
      <text:p text:style-name="Text_20_body">…</text:p>
      <text:p text:style-name="Text_20_body">…</text:p>
      <text:p text:style-name="Text_20_body">…</text:p>
      <text:p text:style-name="Text_20_body">blahblah</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1T13:03:44.872593411</meta:creation-date>
    <meta:editing-duration>PT2H24M35S</meta:editing-duration>
    <meta:editing-cycles>14</meta:editing-cycles>
    <meta:generator>LibreOffice/4.2.8.2$Linux_X86_64 LibreOffice_project/420m0$Build-2</meta:generator>
    <dc:date>2016-06-01T21:17:45.117682735</dc:date>
    <meta:document-statistic meta:table-count="0" meta:image-count="0" meta:object-count="0" meta:page-count="5" meta:paragraph-count="98" meta:word-count="1175" meta:character-count="7339" meta:non-whitespace-character-count="6262"/>
  </office:meta>
</office:document-meta>
</file>